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999999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94cm" svg:height="1.426cm" svg:x="7.567cm" svg:y="5.977cm">
          <text:p text:style-name="P1"><text:span text:style-name="T1">Ro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694cm" svg:height="1.426cm" svg:x="13.258cm" svg:y="5.977cm">
          <text:p text:style-name="P1"><text:span text:style-name="T1">Permission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261cm" svg:y1="6.69cm" svg:x2="13.258cm" svg:y2="6.69cm" draw:start-shape="id1" draw:start-glue-point="1" draw:end-shape="id2" draw:end-glue-point="3" svg:d="M10261 6690h2997" svg:viewBox="0 0 2998 1">
          <text:p text:style-name="P1"/>
          <text:p text:style-name="P1"><text:span text:style-name="T1">have</text:span></text:p>
        </draw:connector>
        <draw:frame draw:style-name="gr3" draw:text-style-name="P3" draw:layer="layout" svg:width="1.389cm" svg:height="0.896cm" svg:x="12.238cm" svg:y="5.942cm">
          <draw:text-box>
            <text:p><text:span text:style-name="T1">0..n</text:span></text:p>
          </draw:text-box>
        </draw:frame>
        <draw:frame draw:style-name="gr3" draw:text-style-name="P3" draw:layer="layout" svg:width="1.212cm" svg:height="0.896cm" svg:x="10.078cm" svg:y="5.942cm">
          <draw:text-box>
            <text:p><text:span text:style-name="T1">0..n</text:span></text:p>
          </draw:text-box>
        </draw:frame>
        <draw:custom-shape draw:style-name="gr1" draw:text-style-name="P2" xml:id="id3" draw:id="id3" draw:layer="layout" svg:width="2.694cm" svg:height="1.426cm" svg:x="1.912cm" svg:y="5.977cm">
          <text:p text:style-name="P1"><text:span text:style-name="T1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606cm" svg:y1="6.69cm" svg:x2="7.567cm" svg:y2="6.69cm" draw:start-shape="id3" draw:start-glue-point="1" draw:end-shape="id1" draw:end-glue-point="3" svg:d="M4606 6690h2961" svg:viewBox="0 0 2962 1">
          <text:p text:style-name="P1"/>
          <text:p text:style-name="P1"><text:span text:style-name="T1">have</text:span></text:p>
        </draw:connector>
        <draw:frame draw:style-name="gr3" draw:text-style-name="P3" draw:layer="layout" svg:width="1.389cm" svg:height="0.896cm" svg:x="6.564cm" svg:y="5.923cm">
          <draw:text-box>
            <text:p><text:span text:style-name="T1">0..n</text:span></text:p>
          </draw:text-box>
        </draw:frame>
        <draw:frame draw:style-name="gr3" draw:text-style-name="P3" draw:layer="layout" svg:width="1.212cm" svg:height="0.896cm" svg:x="4.404cm" svg:y="5.923cm">
          <draw:text-box>
            <text:p><text:span text:style-name="T1">0..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 </meta:initial-creator>
    <meta:creation-date>2014-11-27T14:39:09.056786332</meta:creation-date>
    <dc:date>2014-12-15T00:53:50.452388106</dc:date>
    <dc:creator>Marcel </dc:creator>
    <meta:editing-duration>PT31M52S</meta:editing-duration>
    <meta:editing-cycles>18</meta:editing-cycles>
    <meta:generator>LibreOffice/4.2.7.2$Linux_X86_64 LibreOffice_project/420m0$Build-2</meta:generator>
    <meta:document-statistic meta:object-count="9"/>
  </office:meta>
</office:document-meta>
</file>